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2" style:master-page-name="Standard">
      <style:paragraph-properties fo:line-height="120%" style:page-number="auto"/>
    </style:style>
    <style:style style:name="P2" style:family="paragraph" style:parent-style-name="Standard">
      <style:paragraph-properties fo:line-height="12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3.1 Inleiding</text:h>
      <text:p text:style-name="P2"/>
      <text:p text:style-name="P2">In dit hoofdstuk zullen we het eindresultaat behandelen. Zowel de werking als de gebruikte structuur van het programma zal aan bod komen. Om de tekst niet onnodig ingewikkeld te maken, zal de tekst niet te ver in detail treden. Bij de bespreking van de werking zullen dus niet alle methodes van het programma worden uitgediept. Er zal enkel worden uitgelegd wat het programma kan. De gebruikte algoritmes en strategieën worden echter wel verduidelijkt. Verder schetsen we een algemeen beeld van <text:s/>de structuur voor een zicht te krijgen op het programma.</text:p>
      <text:p text:style-name="P2"/>
      <text:p text:style-name="P2">Bij de start van onze masterproef is het programma opgedeeld in twee aparte gedeelten. Enerzijds worden de beschikbare modules opgebouwd aan de hand van de XML-bestanden. En anderzijds hebben we het venster waar de schakeling kan getekend worden. Deze delen van het programma zijn vervolgens samengevoegd. Als derde groot deel van het programma is er de simulatie zelf. In volgende paragrafen worden deze delen verder in detail besprok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Standaardalinea-lettertype" style:family="text"/>
    <style:style style:name="Kop_20_2_20_Char_20_Char_20_Char_20_Char" style:display-name="Kop 2 Char Char Char Char" style:family="text" style:parent-style-name="Standaardalinea-lettertype">
      <style:text-properties style:font-name="Arial" fo:font-family="Arial" style:font-family-generic="swiss" style:font-pitch="variable" fo:font-size="14pt" fo:language="nl" fo:country="NL" fo:font-style="italic" fo:font-weight="bold" style:font-size-asian="14pt" style:font-style-asian="italic"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3</dc:title>
    <meta:initial-creator>THEO</meta:initial-creator>
    <meta:creation-date>2008-05-25T14:40:00</meta:creation-date>
    <dc:creator>THEO</dc:creator>
    <dc:date>2008-05-25T14:40:00</dc:date>
    <meta:editing-cycles>1</meta:editing-cycles>
    <meta:document-statistic meta:table-count="0" meta:image-count="0" meta:object-count="0" meta:page-count="1" meta:paragraph-count="3" meta:word-count="160" meta:character-count="1003" meta:non-whitespace-character-count="845"/>
    <meta:generator>LibreOffice/5.3.3.2$Linux_X86_64 LibreOffice_project/30m0$Build-2</meta:generator>
  </office:meta>
</office:document-meta>
</file>